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Piè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upport moteur parachute</text:p>
          </table:table-cell>
          <table:table-cell office:value-type="string" table:style-name="ce1">
            <text:p>grande vis</text:p>
          </table:table-cell>
          <table:table-cell office:value-type="string" table:style-name="ce1">
            <text:p>petite vis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Masse</text:p>
          </table:table-cell>
          <table:table-cell office:value-type="string" table:style-name="ce1">
            <text:p>bras (mm)</text:p>
          </table:table-cell>
          <table:table-cell office:value-type="string" table:style-name="ce1">
            <text:p>Momen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er rangé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649999999999999" table:formula="of:=4*([.D3]*0.40625+[.C3]*2.3/5+[.B3]*2.5366)" table:style-name="ce1">
            <text:p>3,465</text:p>
          </table:table-cell>
          <table:table-cell office:value-type="float" office:value="6.1" table:style-name="ce1">
            <text:p>6,1</text:p>
          </table:table-cell>
          <table:table-cell office:value-type="float" office:value="21.136499999999998" table:formula="of:=[.F3]*[.E3]" table:style-name="ce1">
            <text:p>21,1365</text:p>
          </table:table-cell>
          <table:table-cell table:style-name="ce1"/>
          <table:table-cell office:value-type="float" office:value="2.5366666666666666" table:formula="of:=76.1/30" table:style-name="ce1">
            <text:p>2,5366666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me rangé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649999999999999" table:formula="of:=4*([.D4]*0.40625+[.C4]*2.3/5+[.B4]*1.9/3)" table:style-name="ce1">
            <text:p>3,465</text:p>
          </table:table-cell>
          <table:table-cell office:value-type="float" office:value="14.1" table:style-name="ce1">
            <text:p>14,1</text:p>
          </table:table-cell>
          <table:table-cell office:value-type="float" office:value="48.856499999999997" table:formula="of:=[.F4]*[.E4]" table:style-name="ce1">
            <text:p>48,8565</text:p>
          </table:table-cell>
          <table:table-cell table:style-name="ce1"/>
          <table:table-cell office:value-type="float" office:value="1.4733333333333334" table:formula="of:=44.2/30" table:style-name="ce1">
            <text:p>1,4733333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A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19.795000000000002" table:style-name="ce1">
            <text:p>19,795</text:p>
          </table:table-cell>
          <table:table-cell office:value-type="float" office:value="494.87500000000006" table:formula="of:=[.F5]*[.E5]" table:style-name="ce1">
            <text:p>494,8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float" office:value="31.93" table:formula="of:=SUM([.E3:.E5])" table:style-name="ce1">
            <text:p>31,93</text:p>
          </table:table-cell>
          <table:table-cell office:value-type="float" office:value="17.690823676792988" table:formula="of:=[.G6]/[.E6]" table:style-name="ce1">
            <text:p>17,69082368</text:p>
          </table:table-cell>
          <table:table-cell office:value-type="float" office:value="564.86800000000005" table:formula="of:=SUM([.G3:.G5])" table:style-name="ce1">
            <text:p>564,868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pport mote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angée ailer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7833333333333332" table:formula="of:=4*([.D9]*0.40625+[.C9]*2.3/5+[.B9]*1.9/3)" table:style-name="ce1">
            <text:p>5,783333333</text:p>
          </table:table-cell>
          <table:table-cell office:value-type="float" office:value="6" table:style-name="ce1">
            <text:p>6</text:p>
          </table:table-cell>
          <table:table-cell office:value-type="float" office:value="34.700000000000003" table:formula="of:=[.F9]*[.E9]" table:style-name="ce1">
            <text:p>34,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 rangée ailer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7833333333333332" table:formula="of:=4*([.D10]*0.40625+[.C10]*2.3/5+[.B10]*1.9/3)" table:style-name="ce1">
            <text:p>5,783333333</text:p>
          </table:table-cell>
          <table:table-cell office:value-type="float" office:value="16" table:style-name="ce1">
            <text:p>16</text:p>
          </table:table-cell>
          <table:table-cell office:value-type="float" office:value="92.533333333333331" table:formula="of:=[.F10]*[.E10]" table:style-name="ce1">
            <text:p>92,533333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LA</text:p>
          </table:table-cell>
          <table:table-cell table:number-columns-repeated="3" table:style-name="ce1"/>
          <table:table-cell office:value-type="float" office:value="39" table:style-name="ce1">
            <text:p>39</text:p>
          </table:table-cell>
          <table:table-cell office:value-type="float" office:value="20.273" table:style-name="ce1">
            <text:p>20,273</text:p>
          </table:table-cell>
          <table:table-cell office:value-type="float" office:value="790.64699999999993" table:formula="of:=[.F11]*[.E11]" table:style-name="ce1">
            <text:p>790,64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er rangée vi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649999999999999" table:formula="of:=4*([.D12]*0.40625+[.C12]*2.3/5+[.B12]*1.9/3)" table:style-name="ce1">
            <text:p>3,465</text:p>
          </table:table-cell>
          <table:table-cell office:value-type="float" office:value="26.3" table:style-name="ce1">
            <text:p>26,3</text:p>
          </table:table-cell>
          <table:table-cell office:value-type="float" office:value="91.129499999999993" table:formula="of:=[.F12]*[.E12]" table:style-name="ce1">
            <text:p>91,12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eme rangée vi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649999999999999" table:formula="of:=4*([.D13]*0.40625+[.C13]*2.3/5+[.B13]*1.9/3)" table:style-name="ce1">
            <text:p>3,465</text:p>
          </table:table-cell>
          <table:table-cell office:value-type="float" office:value="35.5" table:style-name="ce1">
            <text:p>35,5</text:p>
          </table:table-cell>
          <table:table-cell office:value-type="float" office:value="123.00749999999999" table:formula="of:=[.F13]*[.E13]" table:style-name="ce1">
            <text:p>123,00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float" office:value="57.49666666666667" table:formula="of:=SUM([.E9:.E13])" table:style-name="ce1">
            <text:p>57,49666667</text:p>
          </table:table-cell>
          <table:table-cell office:value-type="float" office:value="19.688399327497244" table:formula="of:=[.G14]/[.E14]" table:style-name="ce1">
            <text:p>19,68839933</text:p>
          </table:table-cell>
          <table:table-cell office:value-type="float" office:value="1132.0173333333332" table:formula="of:=SUM([.G9:.G13])" table:style-name="ce1">
            <text:p>1132,017333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pport moteur et ailer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ere rangée ailer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7833333333333332" table:formula="of:=4*([.D17]*0.40625+[.C17]*2.3/5+[.B17]*1.9/3)" table:style-name="ce1">
            <text:p>5,783333333</text:p>
          </table:table-cell>
          <table:table-cell office:value-type="float" office:value="7" table:style-name="ce1">
            <text:p>7</text:p>
          </table:table-cell>
          <table:table-cell office:value-type="float" office:value="40.483333333333334" table:formula="of:=[.F17]*[.E17]" table:style-name="ce1">
            <text:p>40,483333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 eme rangée aielr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7833333333333332" table:formula="of:=4*([.D18]*0.40625+[.C18]*2.3/5+[.B18]*1.9/3)" table:style-name="ce1">
            <text:p>5,783333333</text:p>
          </table:table-cell>
          <table:table-cell office:value-type="float" office:value="17" table:style-name="ce1">
            <text:p>17</text:p>
          </table:table-cell>
          <table:table-cell office:value-type="float" office:value="98.316666666666663" table:formula="of:=[.F18]*[.E18]" table:style-name="ce1">
            <text:p>98,31666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A</text:p>
          </table:table-cell>
          <table:table-cell table:number-columns-repeated="3" table:style-name="ce1"/>
          <table:table-cell office:value-type="float" office:value="28.7" table:style-name="ce1">
            <text:p>28,7</text:p>
          </table:table-cell>
          <table:table-cell office:value-type="float" office:value="16.713999999999999" table:style-name="ce1">
            <text:p>16,714</text:p>
          </table:table-cell>
          <table:table-cell office:value-type="float" office:value="479.69179999999994" table:formula="of:=[.F19]*[.E19]" table:style-name="ce1">
            <text:p>479,69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ngée vi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649999999999999" table:formula="of:=4*([.D20]*0.40625+[.C20]*2.3/5+[.B20]*1.9/3)" table:style-name="ce1">
            <text:p>3,465</text:p>
          </table:table-cell>
          <table:table-cell office:value-type="float" office:value="28.5" table:style-name="ce1">
            <text:p>28,5</text:p>
          </table:table-cell>
          <table:table-cell office:value-type="float" office:value="98.752499999999998" table:formula="of:=[.F20]*[.E20]" table:style-name="ce1">
            <text:p>98,752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43.731666666666669" table:formula="of:=SUM([.E17:.E20])" table:style-name="ce1">
            <text:p>43,73166667</text:p>
          </table:table-cell>
          <table:table-cell office:value-type="float" office:value="16.401028240405505" table:formula="of:=[.G21]/[.E21]" table:style-name="ce1">
            <text:p>16,40102824</text:p>
          </table:table-cell>
          <table:table-cell office:value-type="float" office:value="717.24430000000007" table:formula="of:=SUM([.G16:.G20])" table:style-name="ce1">
            <text:p>717,244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sse parachu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sse</text:p>
          </table:table-cell>
          <table:table-cell table:number-columns-repeated="3" table:style-name="ce1"/>
          <table:table-cell office:value-type="float" office:value="147.30000000000001" table:style-name="ce1">
            <text:p>147,3</text:p>
          </table:table-cell>
          <table:table-cell office:value-type="float" office:value="70" table:style-name="ce1">
            <text:p>70</text:p>
          </table:table-cell>
          <table:table-cell office:value-type="float" office:value="10311" table:formula="of:=[.F24]*[.E24]" table:style-name="ce1">
            <text:p>10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A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50" table:style-name="ce1">
            <text:p>250</text:p>
          </table:table-cell>
          <table:table-cell office:value-type="float" office:value="500" table:formula="of:=[.F25]*[.E25]" table:style-name="ce1">
            <text:p>5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149.30000000000001" table:formula="of:=[.E25]+[.E24]" table:style-name="ce1">
            <text:p>149,3</text:p>
          </table:table-cell>
          <table:table-cell office:value-type="float" office:value="72.411252511721358" table:formula="of:=[.G26]/[.E26]" table:style-name="ce1">
            <text:p>72,41125251</text:p>
          </table:table-cell>
          <table:table-cell office:value-type="float" office:value="10811" table:formula="of:=[.G25]+[.G24]" table:style-name="ce1">
            <text:p>108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appe parachute</text:p>
          </table:table-cell>
          <table:table-cell table:number-columns-repeated="4" table:style-name="ce1"/>
          <table:table-cell office:value-type="string" table:style-name="ce1">
            <text:p>par rapport à l'arrière du support par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LA</text:p>
          </table:table-cell>
          <table:table-cell table:number-columns-repeated="3" table:style-name="ce1"/>
          <table:table-cell office:value-type="float" office:value="53" table:style-name="ce1">
            <text:p>53</text:p>
          </table:table-cell>
          <table:table-cell office:value-type="float" office:value="158.786" table:style-name="ce1">
            <text:p>158,786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sse éléctronique</text:p>
          </table:table-cell>
          <table:table-cell table:style-name="ce1"/>
          <table:table-cell office:value-type="string" table:style-name="ce1">
            <text:p>masse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masse</text:p>
          </table:table-cell>
          <table:table-cell office:value-type="string" table:style-name="ce1">
            <text:p>par rapport à l'arriée ma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iles</text:p>
          </table:table-cell>
          <table:table-cell table:style-name="ce1"/>
          <table:table-cell office:value-type="float" office:value="45.8" table:style-name="ce1">
            <text:p>45,8</text:p>
          </table:table-cell>
          <table:table-cell office:value-type="float" office:value="2" table:style-name="ce1">
            <text:p>2</text:p>
          </table:table-cell>
          <table:table-cell office:value-type="float" office:value="91.6" table:formula="of:=[.D32]*[.C32]" table:style-name="ce1">
            <text:p>91,6</text:p>
          </table:table-cell>
          <table:table-cell office:value-type="float" office:value="105" table:style-name="ce1">
            <text:p>1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rduino</text:p>
          </table:table-cell>
          <table:table-cell table:number-columns-repeated="3" table:style-name="ce1"/>
          <table:table-cell office:value-type="float" office:value="58.5" table:style-name="ce1">
            <text:p>58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ten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C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p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A</text:p>
          </table:table-cell>
          <table:table-cell table:number-columns-repeated="3" table:style-name="ce1"/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s</text:p>
          </table:table-cell>
          <table:table-cell table:style-name="ce1"/>
          <table:table-cell office:value-type="float" office:value="0.6333333333333333" table:formula="of:=1.9/3" table:style-name="ce1">
            <text:p>0,633333333</text:p>
          </table:table-cell>
          <table:table-cell office:value-type="float" office:value="8" table:style-name="ce1">
            <text:p>8</text:p>
          </table:table-cell>
          <table:table-cell office:value-type="float" office:value="5.0666666666666664" table:formula="of:=[.D39]*[.C39]" table:style-name="ce1">
            <text:p>5,0666666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serts</text:p>
          </table:table-cell>
          <table:table-cell table:style-name="ce1"/>
          <table:table-cell office:value-type="float" office:value="0.6333333333333333" table:formula="of:=1.9/3" table:style-name="ce1">
            <text:p>0,633333333</text:p>
          </table:table-cell>
          <table:table-cell office:value-type="float" office:value="8" table:style-name="ce1">
            <text:p>8</text:p>
          </table:table-cell>
          <table:table-cell office:value-type="float" office:value="5.0666666666666664" table:formula="of:=[.D40]*[.C40]" table:style-name="ce1">
            <text:p>5,0666666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rvo</text:p>
          </table:table-cell>
          <table:table-cell table:number-columns-repeated="3" table:style-name="ce1"/>
          <table:table-cell office:value-type="float" office:value="10.6" table:style-name="ce1">
            <text:p>10,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ck</text:p>
          </table:table-cell>
          <table:table-cell table:number-columns-repeated="3" table:style-name="ce1"/>
          <table:table-cell office:value-type="float" office:value="3.2" table:style-name="ce1">
            <text:p>3,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tocouple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ME</text:p>
          </table:table-cell>
          <table:table-cell table:number-columns-repeated="3" table:style-name="ce1"/>
          <table:table-cell office:value-type="float" office:value="0.9" table:style-name="ce1">
            <text:p>0,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ésistance</text:p>
          </table:table-cell>
          <table:table-cell table:style-name="ce1"/>
          <table:table-cell office:value-type="float" office:value="0.10909090909090909" table:formula="of:=1.2/11" table:style-name="ce1">
            <text:p>0,109090909</text:p>
          </table:table-cell>
          <table:table-cell office:value-type="float" office:value="10" table:style-name="ce1">
            <text:p>10</text:p>
          </table:table-cell>
          <table:table-cell office:value-type="float" office:value="1.0909090909090908" table:formula="of:=[.C47]*[.D47]" table:style-name="ce1">
            <text:p>1,0909090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D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float" office:value="248.0242424242424" table:formula="of:=SUM([.E32:.E47])" table:style-name="ce1">
            <text:p>248,02424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se coiffe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float" office:value="69.2" table:style-name="ce1">
            <text:p>69,2</text:p>
          </table:table-cell>
          <table:table-cell office:value-type="float" office:value="44" table:style-name="ce1">
            <text:p>44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asse tube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float" office:value="630" table:style-name="ce1">
            <text:p>630</text:p>
          </table:table-cell>
          <table:table-cell office:value-type="float" office:value="338" table:style-name="ce1">
            <text:p>338</text:p>
          </table:table-cell>
          <table:table-cell table:number-columns-repeated="2" table:style-name="ce1"/>
          <table:table-cell office:value-type="string" table:style-name="ce1">
            <text:p>705 théorique à partir de catia<text:s/>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calcul de la masse réelle à partir du tub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ileron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float" office:value="159.19999999999999" table:formula="of:=39.8*4" table:style-name="ce1">
            <text:p>159,2</text:p>
          </table:table-cell>
          <table:table-cell table:number-columns-repeated="3" table:style-name="ce1"/>
          <table:table-cell office:value-type="float" office:value="172" table:style-name="ce1">
            <text:p>172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float" office:value="3.8170350741115993E-8" table:formula="of:=0.002*2.7*0.003^2*PI()/4" table:style-name="ce1">
            <text:p>3,81704E-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aque allu arriè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aque allu</text:p>
          </table:table-cell>
          <table:table-cell table:number-columns-repeated="3" table:style-name="ce1"/>
          <table:table-cell office:value-type="float" office:value="11.5" table:style-name="ce1">
            <text:p>11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 insert + 1 vis 8 m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0395833333333333" table:formula="of:=([.D62]*0.40625+[.C62]*2.3/5+[.B62]*1.9/3)" table:style-name="ce1">
            <text:p>1,0395833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que acie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14.539583333333333" table:formula="of:=[.E62]+[.E61]+[.E63]" table:style-name="ce1">
            <text:p>14,5395833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1456.4221590909092" table:formula="of:=[.E55]+[.E51]+[.E49]+[.E29]+[.E26]+[.E21]+[.E14]+[.E6]+[.E58]+[.E64]" table:style-name="ce1">
            <text:p>1456,422159</text:p>
          </table:table-cell>
          <table:table-cell table:number-columns-repeated="2" table:style-name="ce1"/>
          <table:table-cell office:value-type="float" office:value="2532.5282190652551" table:formula="of:=[.F67]/[.H67]" table:style-name="ce1">
            <text:p>2532,528219</text:p>
          </table:table-cell>
          <table:table-cell table:number-columns-repeated="3" table:style-name="ce1"/>
          <table:table-cell office:value-type="float" office:value="2009.3206913232455" table:formula="of:=[.J67]/[.L67]" table:style-name="ce1">
            <text:p>2009,32069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396.5" table:style-name="ce1">
            <text:p>1396,5</text:p>
          </table:table-cell>
          <table:table-cell office:value-type="float" office:value="2.133" table:style-name="ce1">
            <text:p>2,133</text:p>
          </table:table-cell>
          <table:table-cell office:value-type="float" office:value="1.865" table:style-name="ce1">
            <text:p>1,865</text:p>
          </table:table-cell>
          <table:table-cell office:value-type="float" office:value="8.4224135547333835E-4" table:formula="of:=[.G68]*[.G67]" table:style-name="ce1">
            <text:p>0,000842241</text:p>
          </table:table-cell>
          <table:table-cell table:style-name="ce1"/>
          <table:table-cell office:value-type="float" office:value="0.69" table:style-name="ce1">
            <text:p>0,69</text:p>
          </table:table-cell>
          <table:table-cell office:value-type="float" office:value="0.76039999999999996" table:formula="of:=0.7604" table:style-name="ce1">
            <text:p>0,7604</text:p>
          </table:table-cell>
          <table:table-cell office:value-type="float" office:value="3.4339963898226617E-4" table:formula="of:=[.K68]*[.K67]" table:style-name="ce1">
            <text:p>0,0003434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number-columns-repeated="2" table:style-name="ce1"/>
          <table:table-cell office:value-type="float" office:value="4.516039439535326E-4" table:formula="of:=0.06^2*PI()/4-0.055^2*PI()/4" table:style-name="ce1">
            <text:p>0,000451604</text:p>
          </table:table-cell>
          <table:table-cell table:number-columns-repeated="3" table:style-name="ce1"/>
          <table:table-cell office:value-type="float" office:value="4.516039439535326E-4" table:formula="of:=[.G68]" table:style-name="ce1">
            <text:p>0,000451604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2" table:style-name="ce1"/>
          <table:table-cell office:value-type="float" office:value="0.78457801608579092" table:formula="of:=[.F67]/[.G67]*0.686" table:style-name="ce1">
            <text:p>0,784578016</text:p>
          </table:table-cell>
          <table:table-cell table:number-columns-repeated="2" table:style-name="ce1"/>
          <table:table-cell office:value-type="float" office:value="4.8000000000000001E-4" table:formula="of:=0.4*0.6*0.002" table:style-name="ce1">
            <text:p>0,00048</text:p>
          </table:table-cell>
          <table:table-cell table:number-columns-repeated="16374" table:style-name="ce1"/>
        </table:table-row>
        <table:table-row table:style-name="ro1">
          <table:table-cell table:number-columns-repeated="4"/>
          <table:table-cell table:number-columns-repeated="4" table:style-name="ce1"/>
          <table:table-cell office:value-type="float" office:value="1304.2" table:style-name="ce2">
            <text:p>1,30E+03</text:p>
          </table:table-cell>
          <table:table-cell office:value-type="float" office:value="2717083.3333333335" table:formula="of:=[.I72]/[.J71]" table:style-name="ce2">
            <text:p>2,72E+06</text:p>
          </table:table-cell>
          <table:table-cell table:number-columns-repeated="16374" table:style-name="ce1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Florian Levray</meta:initial-creator>
    <dc:creator>Florian Levray</dc:creator>
    <meta:creation-date>2021-03-24T21:13:17Z</meta:creation-date>
    <dc:date>2021-04-21T17:38:31Z</dc:date>
  </office:meta>
</office:document-meta>
</file>